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1"># Quick setup script for new server.</text:p>
      <text:p text:style-name="P1">#</text:p>
      <text:p text:style-name="P1"># Check for an output file</text:p>
      <text:p text:style-name="P1">if [ ! $1 ]</text:p>
      <text:p text:style-name="P1">then</text:p>
      <text:p text:style-name="P2"><text:s text:c="4"/><text:span text:style-name="T1">echo "Please specify an output file."</text:span></text:p>
      <text:p text:style-name="P2"><text:s text:c="4"/><text:span text:style-name="T1">exit</text:span></text:p>
      <text:p text:style-name="P1">fi</text:p>
      <text:p text:style-name="P3"/>
      <text:p text:style-name="P1"># Make sure the script is run as root.</text:p>
      <text:p text:style-name="P1">if [ ! $UID = 0 ]</text:p>
      <text:p text:style-name="P1">then</text:p>
      <text:p text:style-name="P2"><text:s text:c="2"/><text:span text:style-name="T1">echo "Please run this script as root."</text:span></text:p>
      <text:p text:style-name="P2"><text:s text:c="2"/><text:span text:style-name="T1">exit</text:span></text:p>
      <text:p text:style-name="P1">fi</text:p>
      <text:p text:style-name="P3"/>
      <text:p text:style-name="P1"># Log file header</text:p>
      <text:p text:style-name="P1">echo "Log file for general server setup script." &gt;&gt; $1</text:p>
      <text:p text:style-name="P1">echo "############################" &gt;&gt; $1</text:p>
      <text:p text:style-name="P1">echo "Log generated on: $(date)" &gt;&gt; $1</text:p>
      <text:p text:style-name="P1">echo "############################" &gt;&gt; $1</text:p>
      <text:p text:style-name="P1">echo "" &gt;&gt; $1</text:p>
      <text:p text:style-name="P3"/>
      <text:p text:style-name="P1"># List of packages needed on the System</text:p>
      <text:p text:style-name="P1">packages=(</text:p>
      <text:p text:style-name="P2"><text:s text:c="2"/><text:span text:style-name="T1">'nano'</text:span></text:p>
      <text:p text:style-name="P2"><text:s text:c="2"/><text:span text:style-name="T1">'wget'</text:span></text:p>
      <text:p text:style-name="P2"><text:s text:c="2"/><text:span text:style-name="T1">'net-tools'</text:span></text:p>
      <text:p text:style-name="P2"><text:s text:c="2"/><text:span text:style-name="T1">'python'</text:span></text:p>
      <text:p text:style-name="P2"><text:s text:c="2"/><text:span text:style-name="T1">'tripwire'</text:span></text:p>
      <text:p text:style-name="P2"><text:s text:c="2"/><text:span text:style-name="T1">'tree'</text:span></text:p>
      <text:p text:style-name="P2"><text:s text:c="2"/><text:span text:style-name="T1">'curl'</text:span></text:p>
      <text:p text:style-name="P1">)</text:p>
      <text:p text:style-name="P3"/>
      <text:p text:style-name="P1"># Check for installed packages. If they are not installed, install them.</text:p>
      <text:p text:style-name="P1">for package in ${packages[@]};</text:p>
      <text:p text:style-name="P1">do</text:p>
      <text:p text:style-name="P2"><text:s text:c="2"/><text:span text:style-name="T1">if [ ! $(which $package) ];</text:span></text:p>
      <text:p text:style-name="P2"><text:s text:c="2"/><text:span text:style-name="T1">then</text:span></text:p>
      <text:p text:style-name="P2"><text:s text:c="4"/><text:span text:style-name="T1">apt install -y $package</text:span></text:p>
      <text:p text:style-name="P2"><text:s text:c="2"/><text:span text:style-name="T1">fi</text:span></text:p>
      <text:p text:style-name="P1">done</text:p>
      <text:p text:style-name="P3"/>
      <text:p text:style-name="P1"># Print it out and Log it</text:p>
      <text:p text:style-name="P1">echo "$(date) Installed needed pacakges: ${packages[@]}" | tee -a $1</text:p>
      <text:p text:style-name="P3"/>
      <text:p text:style-name="P1"># Create a sysadmin user with no password (password to be created upon login)</text:p>
      <text:p text:style-name="P1">useradd sysadmin</text:p>
      <text:p text:style-name="P1">chage -d 0 sysadmin</text:p>
      <text:p text:style-name="P3"/>
      <text:p text:style-name="P1"># Add sysadmin user to the `sudo` group</text:p>
      <text:p text:style-name="P1">usermod -aG sudo sysadmin</text:p>
      <text:p text:style-name="P3"/>
      <text:p text:style-name="P1"># Print it out and Log it</text:p>
      <text:p text:style-name="P1">echo "$(date) Created sys_admin user. Password to be created upon login" | tee -a $1</text:p>
      <text:p text:style-name="P3"/>
      <text:p text:style-name="P1"># Remove roots login shell and lock the root account.</text:p>
      <text:p text:style-name="P1"><text:soft-page-break/>usermod -s /sbin/nologin root</text:p>
      <text:p text:style-name="P1">usermod -L root</text:p>
      <text:p text:style-name="P3"/>
      <text:p text:style-name="P1"># Print it out and Log it</text:p>
      <text:p text:style-name="P1">echo "$(date) Disabled root shell. Root user cannot login." | tee -a $1</text:p>
      <text:p text:style-name="P3"/>
      <text:p text:style-name="P1"># Change permissions on sensitive files</text:p>
      <text:p text:style-name="P1">chmod 600 /etc/shadow</text:p>
      <text:p text:style-name="P1">chmod 600 /etc/gshadow</text:p>
      <text:p text:style-name="P1">chmod 644 /etc/group</text:p>
      <text:p text:style-name="P1">chmod 644 /etc/passwd</text:p>
      <text:p text:style-name="P3"/>
      <text:p text:style-name="P1"># Print it out and Log it</text:p>
      <text:p text:style-name="P1">echo "$(date) Changed permissions on sensitive /etc files." | tee -a $1</text:p>
      <text:p text:style-name="P3"/>
      <text:p text:style-name="P1">scripts=/home/sysadmin/scripts</text:p>
      <text:p text:style-name="P1"># Setup scripts folder</text:p>
      <text:p text:style-name="P1">if [ ! -d $scripts ];</text:p>
      <text:p text:style-name="P1">then</text:p>
      <text:p text:style-name="P2"><text:s text:c="2"/><text:span text:style-name="T1">mkdir $scripts</text:span></text:p>
      <text:p text:style-name="P2"><text:s text:c="2"/><text:span text:style-name="T1">chown sysadmin:sysadmin $scripts</text:span></text:p>
      <text:p text:style-name="P1">fi</text:p>
      <text:p text:style-name="P3"/>
      <text:p text:style-name="P1">bashrc=/home/sysadmin/.bashrc</text:p>
      <text:p text:style-name="P1"># Add scripts to .bashrc</text:p>
      <text:p text:style-name="P1">echo "" &gt;&gt; $bashrc</text:p>
      <text:p text:style-name="P1">echo "PATH=$PATH:$scripts" &gt;&gt; $bashrc</text:p>
      <text:p text:style-name="P1">echo "" &gt;&gt; $bashrc</text:p>
      <text:p text:style-name="P3"/>
      <text:p text:style-name="P1"># Print it out and Log it</text:p>
      <text:p text:style-name="P1">echo "$(date) Added ~/scripts directory to sysadmin's PATH." | tee -a $1</text:p>
      <text:p text:style-name="P3"/>
      <text:p text:style-name="P1"># Add custom aliases to $bashrc</text:p>
      <text:p text:style-name="P1">cat &gt;&gt; /home/sysadmin/.bashrc &lt;&lt; END</text:p>
      <text:p text:style-name="P1">Custom Aliases</text:p>
      <text:p text:style-name="P1">alias reload='source ~/.bashrc &amp;&amp; echo Bash config reloaded'</text:p>
      <text:p text:style-name="P1">alias lsa='ls -a'</text:p>
      <text:p text:style-name="P1">alias docs='cd ~/Documents'</text:p>
      <text:p text:style-name="P1">alias dwn='cd ~/Downloads'</text:p>
      <text:p text:style-name="P1">alias etc='cd /etc'</text:p>
      <text:p text:style-name="P1">alias rc='nano ~/.bashrc'</text:p>
      <text:p text:style-name="P1">END</text:p>
      <text:p text:style-name="P3"/>
      <text:p text:style-name="P1"># Print it out and Log it</text:p>
      <text:p text:style-name="P1">echo "$(date) Added custom alias collection to sysadmin's bashrc." | tee -a $1</text:p>
      <text:p text:style-name="P3"/>
      <text:p text:style-name="P1">#Print out and log Exit</text:p>
      <text:p text:style-name="P1">echo "$(date) Script Finished. Exiting." | tee -a $1</text:p>
      <text:p text:style-name="P3"/>
      <text:p text:style-name="P5">exit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46:10.748000000</meta:creation-date>
    <dc:date>2021-06-23T18:49:35.973000000</dc:date>
    <meta:editing-duration>PT3M25S</meta:editing-duration>
    <meta:editing-cycles>1</meta:editing-cycles>
    <meta:document-statistic meta:table-count="0" meta:image-count="0" meta:object-count="0" meta:page-count="2" meta:paragraph-count="89" meta:word-count="407" meta:character-count="2324" meta:non-whitespace-character-count="1966"/>
    <meta:generator>LibreOffice/7.1.3.2$Windows_X86_64 LibreOffice_project/47f78053abe362b9384784d31a6e56f8511eb1c1</meta:generator>
  </office:meta>
</office:document-meta>
</file>